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132"/>
    <style:style style:name="ce2" style:family="table-cell" style:parent-style-name="Default" style:data-style-name="N136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ug12nowal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631" calcext:value-type="float">
            <text:p>1.5631</text:p>
          </table:table-cell>
          <table:table-cell table:formula="of:=ABS([.G4]-[.G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table:formula="of:=[.B3]+[.B4]" office:value-type="float" office:value="-1.3523" calcext:value-type="float">
            <text:p>-1.3523</text:p>
          </table:table-cell>
          <table:table-cell table:style-name="ce3" table:formula="of:=[.C3]+[.C5]-2*PI()" office:value-type="float" office:value="-1.78928530717959" calcext:value-type="float">
            <text:p>-1.7893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formula="of:=[.F3]+[.F4]" office:value-type="float" office:value="-2.4113" calcext:value-type="float">
            <text:p>-2.4113</text:p>
          </table:table-cell>
          <table:table-cell table:style-name="ce3" table:formula="of:=[.G3]+[.G5]" office:value-type="float" office:value="2.4113" calcext:value-type="float">
            <text:p>2.4113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([.B3]-[.B8])+[.B4]" office:value-type="float" office:value="0" calcext:value-type="float">
            <text:p>0</text:p>
          </table:table-cell>
          <table:table-cell table:formula="of:=([.C3]-[.C8])+[.C4]-2*PI()" office:value-type="float" office:value="-1.5708" calcext:value-type="float">
            <text:p>-1.5708</text:p>
          </table:table-cell>
          <table:table-cell table:style-name="ce2" table:formula="of:=([.D3]-[.D8])+[.D4]" office:value-type="float" office:value="-1.5708036732051" calcext:value-type="float">
            <text:p>-1.5708</text:p>
          </table:table-cell>
          <table:table-cell table:style-name="ce2" table:formula="of:=([.E3]-[.E8])+[.E4]" office:value-type="float" office:value="-0.00000367320510352709" calcext:value-type="float">
            <text:p>0.0000</text:p>
          </table:table-cell>
          <table:table-cell table:formula="of:=([.F3]-[.F8])+[.F4]" office:value-type="float" office:value="0" calcext:value-type="float">
            <text:p>0</text:p>
          </table:table-cell>
          <table:table-cell table:formula="of:=([.G3]-[.G8])+[.G4]" office:value-type="float" office:value="-1.5631" calcext:value-type="float">
            <text:p>-1.5631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table:formula="of:=([.B3]-[.B8])+[.B5]" office:value-type="float" office:value="1.5708" calcext:value-type="float">
            <text:p>1.5708</text:p>
          </table:table-cell>
          <table:table-cell table:formula="of:=([.C3]-[.C8])+[.C5]-2*PI()" office:value-type="float" office:value="0" calcext:value-type="float">
            <text:p>0</text:p>
          </table:table-cell>
          <table:table-cell table:style-name="ce2" table:formula="of:=([.D3]-[.D8])+[.D5]" office:value-type="float" office:value="-0.00000367320510319402" calcext:value-type="float">
            <text:p>0.0000</text:p>
          </table:table-cell>
          <table:table-cell table:style-name="ce2" table:formula="of:=([.E3]-[.E8])+[.E5]" office:value-type="float" office:value="1.5707963267949" calcext:value-type="float">
            <text:p>1.5708</text:p>
          </table:table-cell>
          <table:table-cell table:formula="of:=([.F3]-[.F8])+[.F5]" office:value-type="float" office:value="1.5631" calcext:value-type="float">
            <text:p>1.5631</text:p>
          </table:table-cell>
          <table:table-cell table:formula="of:=([.G3]-[.G8])+[.G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formula="of:=[.B3]-[.B8]" office:value-type="float" office:value="1.3963" calcext:value-type="float">
            <text:p>1.3963</text:p>
          </table:table-cell>
          <table:table-cell table:formula="of:=[.C3]-[.C8]-2*PI()" office:value-type="float" office:value="-1.3963" calcext:value-type="float">
            <text:p>-1.3963</text:p>
          </table:table-cell>
          <table:table-cell table:style-name="ce4" table:formula="of:=[.D3]-[.D8]" office:value-type="float" office:value="-0.721203673205103" calcext:value-type="float">
            <text:p>-0.72</text:p>
          </table:table-cell>
          <table:table-cell table:style-name="ce4" table:formula="of:=[.E3]-[.E8]" office:value-type="float" office:value="0.721196326794897" calcext:value-type="float">
            <text:p>0.72</text:p>
          </table:table-cell>
          <table:table-cell table:style-name="ce4" table:formula="of:=[.F3]-[.F8]" office:value-type="float" office:value="0.73" calcext:value-type="float">
            <text:p>0.73</text:p>
          </table:table-cell>
          <table:table-cell table:style-name="ce4" table:formula="of:=[.G3]-[.G8]" office:value-type="float" office:value="-0.73" calcext:value-type="float">
            <text:p>-0.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F3]-0.2618" office:value-type="float" office:value="-1.9431" calcext:value-type="float">
            <text:p>-1.9431</text:p>
          </table:table-cell>
          <table:table-cell/>
        </table:table-row>
        <table:table-row table:style-name="ro1">
          <table:table-cell table:number-columns-repeated="5"/>
          <table:table-cell table:formula="of:=0.8331+0.2618" office:value-type="float" office:value="1.0949" calcext:value-type="float">
            <text:p>1.094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viously tried -0.4</text:p>
          </table:table-cell>
          <table:table-cell table:number-columns-repeated="2"/>
        </table:table-row>
      </table:table>
      <table:table table:name="aug14wal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631" calcext:value-type="float">
            <text:p>1.5631</text:p>
          </table:table-cell>
          <table:table-cell table:formula="of:=ABS([.G4]-[.G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table:formula="of:=-[.B3]" office:value-type="float" office:value="-0.044" calcext:value-type="float">
            <text:p>-0.044</text:p>
          </table:table-cell>
          <table:table-cell table:style-name="ce3" table:formula="of:=-PI()+[.B3]" office:value-type="float" office:value="-3.09759265358979" calcext:value-type="float">
            <text:p>-3.0976</text:p>
          </table:table-cell>
          <table:table-cell table:style-name="ce2" table:formula="of:=-PI()/2-15/180*PI()" office:value-type="float" office:value="-1.83259571459405" calcext:value-type="float">
            <text:p>-1.8326</text:p>
          </table:table-cell>
          <table:table-cell table:style-name="ce2" table:formula="of:=-PI()/2+15/180*PI()" office:value-type="float" office:value="-1.30899693899575" calcext:value-type="float">
            <text:p>-1.3090</text:p>
          </table:table-cell>
          <table:table-cell office:value-type="float" office:value="-1.9431" calcext:value-type="float">
            <text:p>-1.9431</text:p>
          </table:table-cell>
          <table:table-cell table:style-name="ce3" office:value-type="float" office:value="1.9431" calcext:value-type="float">
            <text:p>1.9431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-[.B6]-[.B8]" office:value-type="float" office:value="-1.5268" calcext:value-type="float">
            <text:p>-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D6]/2" office:value-type="float" office:value="-0.7854" calcext:value-type="float">
            <text:p>-0.7854</text:p>
          </table:table-cell>
          <table:table-cell table:style-name="ce2" table:formula="of:=([.E3]-[.E8])+[.E4]" office:value-type="float" office:value="-0.261803061004253" calcext:value-type="float">
            <text:p>-0.2618</text:p>
          </table:table-cell>
          <table:table-cell office:value-type="float" office:value="0" calcext:value-type="float">
            <text:p>0</text:p>
          </table:table-cell>
          <table:table-cell table:style-name="ce2" table:formula="of:=-[.F10]" office:value-type="float" office:value="-1.09489938779915" calcext:value-type="float">
            <text:p>-1.0949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office:value-type="float" office:value="0" calcext:value-type="float">
            <text:p>0</text:p>
          </table:table-cell>
          <table:table-cell table:style-name="ce2" table:formula="of:=[.C6]+[.B8]" office:value-type="float" office:value="1.5268" calcext:value-type="float">
            <text:p>1.5268</text:p>
          </table:table-cell>
          <table:table-cell table:style-name="ce2" table:formula="of:=([.D3]-[.D8])+[.D5]" office:value-type="float" office:value="0.261795714594046" calcext:value-type="float">
            <text:p>0.2618</text:p>
          </table:table-cell>
          <table:table-cell table:style-name="ce2" table:formula="of:=[.E6]/2" office:value-type="float" office:value="0.7854" calcext:value-type="float">
            <text:p>0.7854</text:p>
          </table:table-cell>
          <table:table-cell table:style-name="ce2" table:formula="of:=[.F6]+[.F4]+15*PI()/180" office:value-type="float" office:value="1.09489938779915" calcext:value-type="float">
            <text:p>1.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style-name="ce4" table:formula="of:=[.D3]-[.D8]" office:value-type="float" office:value="-0.459404285405954" calcext:value-type="float">
            <text:p>-0.46</text:p>
          </table:table-cell>
          <table:table-cell table:style-name="ce4" table:formula="of:=[.E3]-[.E8]" office:value-type="float" office:value="0.459396938995747" calcext:value-type="float">
            <text:p>0.46</text:p>
          </table:table-cell>
          <table:table-cell table:style-name="ce4" table:formula="of:=[.F3]-[.F8]" office:value-type="float" office:value="0.2618" calcext:value-type="float">
            <text:p>0.26</text:p>
          </table:table-cell>
          <table:table-cell table:style-name="ce4" table:formula="of:=[.G3]-[.G8]" office:value-type="float" office:value="-0.2618" calcext:value-type="float">
            <text:p>-0.26</text:p>
          </table:table-cell>
        </table:table-row>
      </table:table>
      <table:table table:name="aug14nowall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frontal</text:p>
          </table:table-cell>
          <table:table-cell table:number-columns-repeated="2" office:value-type="string" calcext:value-type="string">
            <text:p>r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708" calcext:value-type="float">
            <text:p>1.5708</text:p>
          </table:table-cell>
          <table:table-cell table:formula="of:=ABS([.G4]-[.G5])" office:value-type="float" office:value="1.5708" calcext:value-type="float">
            <text:p>1.5708</text:p>
          </table:table-cell>
          <table:table-cell table:formula="of:=ABS([.H4]-[.H5])" office:value-type="float" office:value="1.5631" calcext:value-type="float">
            <text:p>1.5631</text:p>
          </table:table-cell>
          <table:table-cell table:formula="of:=ABS([.I4]-[.I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w ipos</text:p>
          </table:table-cell>
          <table:table-cell table:formula="of:=-[.B3]" office:value-type="float" office:value="-0.044" calcext:value-type="float">
            <text:p>-0.044</text:p>
          </table:table-cell>
          <table:table-cell table:style-name="ce3" table:formula="of:=-PI()+[.B3]" office:value-type="float" office:value="-3.09759265358979" calcext:value-type="float">
            <text:p>-3.0976</text:p>
          </table:table-cell>
          <table:table-cell table:style-name="ce2" office:value-type="float" office:value="-2.0944" calcext:value-type="float">
            <text:p>-2.0944</text:p>
          </table:table-cell>
          <table:table-cell table:style-name="ce2" office:value-type="float" office:value="-1.0472" calcext:value-type="float">
            <text:p>-1.0472</text:p>
          </table:table-cell>
          <table:table-cell table:style-name="ce2" office:value-type="float" office:value="-2.356" calcext:value-type="float">
            <text:p>-2.3560</text:p>
          </table:table-cell>
          <table:table-cell table:style-name="ce2" office:value-type="float" office:value="-0.7854" calcext:value-type="float">
            <text:p>-0.7854</text:p>
          </table:table-cell>
          <table:table-cell table:formula="of:=[.H3]+[.H4]" office:value-type="float" office:value="-2.4113" calcext:value-type="float">
            <text:p>-2.4113</text:p>
          </table:table-cell>
          <table:table-cell table:style-name="ce3" table:formula="of:=[.I3]+[.I5]" office:value-type="float" office:value="2.4113" calcext:value-type="float">
            <text:p>2.4113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-[.B6]-[.B8]" office:value-type="float" office:value="-1.5268" calcext:value-type="float">
            <text:p>-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D6]/2" office:value-type="float" office:value="-0.7854" calcext:value-type="float">
            <text:p>-0.7854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-[.F6]/2" office:value-type="float" office:value="-0.7854" calcext:value-type="float">
            <text:p>-0.7854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table:formula="of:=-[.H10]" office:value-type="float" office:value="-1.09489938779915" calcext:value-type="float">
            <text:p>-1.0949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office:value-type="float" office:value="0" calcext:value-type="float">
            <text:p>0</text:p>
          </table:table-cell>
          <table:table-cell table:style-name="ce2" table:formula="of:=[.C6]+[.B8]" office:value-type="float" office:value="1.5268" calcext:value-type="float">
            <text:p>1.526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[.E6]/2" office:value-type="float" office:value="0.7854" calcext:value-type="float">
            <text:p>0.7854</text:p>
          </table:table-cell>
          <table:table-cell table:style-name="ce2" office:value-type="float" office:value="0" calcext:value-type="float">
            <text:p>0.0000</text:p>
          </table:table-cell>
          <table:table-cell table:style-name="ce2" table:formula="of:=[.G6]/2" office:value-type="float" office:value="0.7854" calcext:value-type="float">
            <text:p>0.7854</text:p>
          </table:table-cell>
          <table:table-cell table:style-name="ce2" table:formula="of:=[.H6]+[.H4]+15*PI()/180" office:value-type="float" office:value="1.09489938779915" calcext:value-type="float">
            <text:p>1.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in new ipos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style-name="ce4" table:formula="of:=[.D3]-[.D8]" office:value-type="float" office:value="-0.1976" calcext:value-type="float">
            <text:p>-0.20</text:p>
          </table:table-cell>
          <table:table-cell table:style-name="ce4" table:formula="of:=[.E3]-[.E8]" office:value-type="float" office:value="0.1976" calcext:value-type="float">
            <text:p>0.20</text:p>
          </table:table-cell>
          <table:table-cell table:style-name="ce4" table:formula="of:=[.F3]-[.F8]" office:value-type="float" office:value="0.0640000000000001" calcext:value-type="float">
            <text:p>0.06</text:p>
          </table:table-cell>
          <table:table-cell table:style-name="ce4" table:formula="of:=[.G3]-[.G8]" office:value-type="float" office:value="-0.0642" calcext:value-type="float">
            <text:p>-0.06</text:p>
          </table:table-cell>
          <table:table-cell table:style-name="ce4" table:formula="of:=[.H3]-[.H8]" office:value-type="float" office:value="0.73" calcext:value-type="float">
            <text:p>0.73</text:p>
          </table:table-cell>
          <table:table-cell table:style-name="ce4" table:formula="of:=[.I3]-[.I8]" office:value-type="float" office:value="-0.73" calcext:value-type="float">
            <text:p>-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3:19:44.95440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3:54:58.580419574</meta:creation-date>
    <dc:date>2023-08-14T14:12:56.485285861</dc:date>
    <meta:editing-duration>PT56M35S</meta:editing-duration>
    <meta:editing-cycles>7</meta:editing-cycles>
    <meta:generator>LibreOffice/6.4.7.2$Linux_X86_64 LibreOffice_project/40$Build-2</meta:generator>
    <meta:document-statistic meta:table-count="3" meta:cell-count="211" meta:object-count="0"/>
  </office:meta>
</office:document-meta>
</file>